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color="#666666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7" office:value-type="string" calcext:value-type="string">
            <text:p>Batch Size</text:p>
          </table:table-cell>
          <table:table-cell table:style-name="ce3" table:number-columns-repeated="6"/>
          <table:table-cell table:style-name="ce12"/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3" table:number-columns-repeated="2"/>
          <table:table-cell table:style-name="ce7" office:value-type="float" office:value="20" calcext:value-type="float">
            <text:p>20</text:p>
          </table:table-cell>
          <table:table-cell table:style-name="ce3" table:number-columns-repeated="6"/>
          <table:table-cell table:style-name="ce12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7" office:value-type="string" calcext:value-type="string">
            <text:p>Quantity Batch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Price Quantity</text:p>
          </table:table-cell>
          <table:table-cell table:style-name="ce3"/>
          <table:table-cell table:style-name="ce12" office:value-type="string" calcext:value-type="string">
            <text:p>Other notes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4" table:number-columns-repeated="2"/>
          <table:table-cell table:style-name="ce8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GBP" office:value="8.2" calcext:value-type="currency">
            <text:p>£8.20</text:p>
          </table:table-cell>
          <table:table-cell table:style-name="ce8" table:formula="of:=[.B5]*[.$D$2]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/>
          <table:table-cell table:style-name="ce4" office:value-type="string" calcext:value-type="string">
            <text:p>20x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8]*[.B8]" office:value-type="currency" office:currency="GBP" office:value="0.768" calcext:value-type="currency">
            <text:p>£0.77</text:p>
          </table:table-cell>
          <table:table-cell table:style-name="ce8" table:formula="of:=[.B8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256" calcext:value-type="currency">
            <text:p>£0.256</text:p>
          </table:table-cell>
          <table:table-cell table:style-name="ce4" office:value-type="string" calcext:value-type="string">
            <text:p>25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9]*[.B9]" office:value-type="currency" office:currency="GBP" office:value="0.19" calcext:value-type="currency">
            <text:p>£0.19</text:p>
          </table:table-cell>
          <table:table-cell table:style-name="ce8" table:formula="of:=[.B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9" calcext:value-type="currency">
            <text:p>£0.19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 Way 3.5mm terminal block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10]*[.B10]" office:value-type="currency" office:currency="GBP" office:value="1.072" calcext:value-type="currency">
            <text:p>£1.07</text:p>
          </table:table-cell>
          <table:table-cell table:style-name="ce8" table:formula="of:=[.B10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34" calcext:value-type="currency">
            <text:p>£0.134</text:p>
          </table:table-cell>
          <table:table-cell table:style-name="ce4" office:value-type="string" calcext:value-type="string">
            <text:p>100-5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1]*[.B11]" office:value-type="currency" office:currency="GBP" office:value="0.745" calcext:value-type="currency">
            <text:p>£0.75</text:p>
          </table:table-cell>
          <table:table-cell table:style-name="ce8" table:formula="of:=[.B11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745" calcext:value-type="currency">
            <text:p>£0.745</text:p>
          </table:table-cell>
          <table:table-cell table:style-name="ce4" office:value-type="string" calcext:value-type="string">
            <text:p>1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GBP" office:value="2.45" calcext:value-type="currency">
            <text:p>£2.45</text:p>
          </table:table-cell>
          <table:table-cell table:style-name="ce8" table:formula="of:=[.B1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/other</text:p>
          </table:table-cell>
          <table:table-cell table:style-name="ce5" office:value-type="currency" office:currency="GBP" office:value="2.45" calcext:value-type="currency">
            <text:p>£2.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RFM69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3]*[.B13]" office:value-type="currency" office:currency="GBP" office:value="3.2" calcext:value-type="currency">
            <text:p>£3.20</text:p>
          </table:table-cell>
          <table:table-cell table:style-name="ce8" table:formula="of:=[.B13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RFM69</text:p>
          </table:table-cell>
          <table:table-cell table:style-name="ce4" office:value-type="string" calcext:value-type="string">
            <text:p>ebay/other</text:p>
          </table:table-cell>
          <table:table-cell table:style-name="ce11" office:value-type="currency" office:currency="GBP" office:value="3.2" calcext:value-type="currency">
            <text:p>£3.2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14]*[.B14]" office:value-type="currency" office:currency="GBP" office:value="0.0609" calcext:value-type="currency">
            <text:p>£0.06</text:p>
          </table:table-cell>
          <table:table-cell table:style-name="ce8" table:formula="of:=[.B14]*[.$D$2]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203" calcext:value-type="currency">
            <text:p>£0.020</text:p>
          </table:table-cell>
          <table:table-cell table:style-name="ce4" office:value-type="string" calcext:value-type="string">
            <text:p>100-4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15]*[.B15]" office:value-type="currency" office:currency="GBP" office:value="0.522" calcext:value-type="currency">
            <text:p>£0.52</text:p>
          </table:table-cell>
          <table:table-cell table:style-name="ce8" table:formula="of:=[.B15]*[.$D$2]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261" calcext:value-type="currency">
            <text:p>£0.261</text:p>
          </table:table-cell>
          <table:table-cell table:style-name="ce4" office:value-type="string" calcext:value-type="string">
            <text:p>10-4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jumper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17]*[.B17]" office:value-type="currency" office:currency="GBP" office:value="0.16" calcext:value-type="currency">
            <text:p>£0.16</text:p>
          </table:table-cell>
          <table:table-cell table:style-name="ce8" table:formula="of:=[.B17]*[.$D$2]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8" calcext:value-type="currency">
            <text:p>£0.08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18]*[.B18]" office:value-type="currency" office:currency="GBP" office:value="0.1" calcext:value-type="currency">
            <text:p>£0.10</text:p>
          </table:table-cell>
          <table:table-cell table:style-name="ce8" table:formula="of:=[.B18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1" calcext:value-type="currency">
            <text:p>£0.100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H21]*[.B21]" office:value-type="currency" office:currency="GBP" office:value="0.0721" calcext:value-type="currency">
            <text:p>£0.07</text:p>
          </table:table-cell>
          <table:table-cell table:style-name="ce8" table:formula="of:=[.B21]*[.$D$2]" office:value-type="float" office:value="140" calcext:value-type="float">
            <text:p>140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03" calcext:value-type="currency">
            <text:p>£0.010</text:p>
          </table:table-cell>
          <table:table-cell table:style-name="ce4" office:value-type="string" calcext:value-type="string">
            <text:p>100-9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22]*[.B22]" office:value-type="currency" office:currency="GBP" office:value="0.0244" calcext:value-type="currency">
            <text:p>£0.02</text:p>
          </table:table-cell>
          <table:table-cell table:style-name="ce8" table:formula="of:=[.B22]*[.$D$2]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22" calcext:value-type="currency">
            <text:p>£0.012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[.H23]*[.B23]" office:value-type="currency" office:currency="GBP" office:value="0.1044" calcext:value-type="currency">
            <text:p>£0.10</text:p>
          </table:table-cell>
          <table:table-cell table:style-name="ce8" table:formula="of:=[.B23]*[.$D$2]" office:value-type="float" office:value="120" calcext:value-type="float">
            <text:p>120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174" calcext:value-type="currency">
            <text:p>£0.017</text:p>
          </table:table-cell>
          <table:table-cell table:style-name="ce4" office:value-type="string" calcext:value-type="string">
            <text:p>100-99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26]*[.B26]" office:value-type="currency" office:currency="GBP" office:value="0.0496" calcext:value-type="currency">
            <text:p>£0.05</text:p>
          </table:table-cell>
          <table:table-cell table:style-name="ce8" table:formula="of:=[.B26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 office:value-type="string" calcext:value-type="string">
            <text:p>£4.59 for box of 1000 or £3.63 for 5000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k 5%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27]*[.B27]" office:value-type="currency" office:currency="GBP" office:value="0.0186" calcext:value-type="currency">
            <text:p>£0.02</text:p>
          </table:table-cell>
          <table:table-cell table:style-name="ce8" table:formula="of:=[.B27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k 1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28]*[.B28]" office:value-type="currency" office:currency="GBP" office:value="0.0118" calcext:value-type="currency">
            <text:p>£0.01</text:p>
          </table:table-cell>
          <table:table-cell table:style-name="ce8" table:formula="of:=[.B28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 office:value-type="string" calcext:value-type="string">
            <text:p>£7.18 for box of 1000 or £3.63 for 5000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29]*[.B29]" office:value-type="currency" office:currency="GBP" office:value="0.0062" calcext:value-type="currency">
            <text:p>£0.01</text:p>
          </table:table-cell>
          <table:table-cell table:style-name="ce8" table:formula="of:=[.B2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0]*[.B30]" office:value-type="currency" office:currency="GBP" office:value="0.0062" calcext:value-type="currency">
            <text:p>£0.01</text:p>
          </table:table-cell>
          <table:table-cell table:style-name="ce8" table:formula="of:=[.B30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1]*[.B31]" office:value-type="currency" office:currency="GBP" office:value="0.0062" calcext:value-type="currency">
            <text:p>£0.01</text:p>
          </table:table-cell>
          <table:table-cell table:style-name="ce8" table:formula="of:=[.B31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CT burden resistors 22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32]*[.B32]" office:value-type="currency" office:currency="GBP" office:value="0.0354" calcext:value-type="currency">
            <text:p>£0.04</text:p>
          </table:table-cell>
          <table:table-cell table:style-name="ce8" table:formula="of:=[.B32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CT burden resistors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H33]*[.B33]" office:value-type="currency" office:currency="GBP" office:value="0.0354" calcext:value-type="currency">
            <text:p>£0.04</text:p>
          </table:table-cell>
          <table:table-cell table:style-name="ce8" table:formula="of:=[.B33]*[.$D$2]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4]*[.B34]" office:value-type="currency" office:currency="GBP" office:value="0.0118" calcext:value-type="currency">
            <text:p>£0.01</text:p>
          </table:table-cell>
          <table:table-cell table:style-name="ce8" table:formula="of:=[.B34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1.18/100" office:value-type="currency" office:currency="GBP" office:value="0.0118" calcext:value-type="currency">
            <text:p>£0.01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5]*[.B35]" office:value-type="currency" office:currency="GBP" office:value="0.0062" calcext:value-type="currency">
            <text:p>£0.01</text:p>
          </table:table-cell>
          <table:table-cell table:style-name="ce8" table:formula="of:=[.B35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/100" office:value-type="currency" office:currency="GBP" office:value="0.0062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8]*[.B38]" office:value-type="currency" office:currency="GBP" office:value="0.212" calcext:value-type="currency">
            <text:p>£0.21</text:p>
          </table:table-cell>
          <table:table-cell table:style-name="ce8" table:formula="of:=[.B38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212" calcext:value-type="currency">
            <text:p>£0.212</text:p>
          </table:table-cell>
          <table:table-cell table:style-name="ce4" office:value-type="string" calcext:value-type="string">
            <text:p>1to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39]*[.B39]" office:value-type="currency" office:currency="GBP" office:value="2.14" calcext:value-type="currency">
            <text:p>£2.14</text:p>
          </table:table-cell>
          <table:table-cell table:style-name="ce8" table:formula="of:=[.B39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2.14" calcext:value-type="currency">
            <text:p>£2.140</text:p>
          </table:table-cell>
          <table:table-cell table:style-name="ce4" office:value-type="string" calcext:value-type="string">
            <text:p>10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0]*[.B40]" office:value-type="currency" office:currency="GBP" office:value="0.453" calcext:value-type="currency">
            <text:p>£0.45</text:p>
          </table:table-cell>
          <table:table-cell table:style-name="ce8" table:formula="of:=[.B40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453" calcext:value-type="currency">
            <text:p>£0.453</text:p>
          </table:table-cell>
          <table:table-cell table:style-name="ce4" office:value-type="string" calcext:value-type="string">
            <text:p>1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office:value-type="string" calcext:value-type="string">
            <text:p>MCP1825S-330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1]*[.B41]" office:value-type="currency" office:currency="GBP" office:value="0.337" calcext:value-type="currency">
            <text:p>£0.34</text:p>
          </table:table-cell>
          <table:table-cell table:style-name="ce8" table:formula="of:=[.B41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1331485" calcext:value-type="float">
            <text:p>133148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337" calcext:value-type="currency">
            <text:p>£0.337</text:p>
          </table:table-cell>
          <table:table-cell table:style-name="ce4" office:value-type="string" calcext:value-type="string">
            <text:p>10-24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MBUS meter reader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BC307 or other PNP, BC557:1:C,2:B,3: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5]*[.B45]" office:value-type="currency" office:currency="GBP" office:value="0.0401" calcext:value-type="currency">
            <text:p>£0.04</text:p>
          </table:table-cell>
          <table:table-cell table:style-name="ce8" table:formula="of:=[.B45]*[.$D$2]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2453805" calcext:value-type="float">
            <text:p>2453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401" calcext:value-type="currency">
            <text:p>£0.040</text:p>
          </table:table-cell>
          <table:table-cell table:style-name="ce4" office:value-type="string" calcext:value-type="string">
            <text:p>5-24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BC337 or other NPN,BC547:1:C,2:B,3:E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46]*[.B46]" office:value-type="currency" office:currency="GBP" office:value="0.0802" calcext:value-type="currency">
            <text:p>£0.08</text:p>
          </table:table-cell>
          <table:table-cell table:style-name="ce8" table:formula="of:=[.B46]*[.$D$2]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2453790" calcext:value-type="float">
            <text:p>2453790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401" calcext:value-type="currency">
            <text:p>£0.040</text:p>
          </table:table-cell>
          <table:table-cell table:style-name="ce4" office:value-type="string" calcext:value-type="string">
            <text:p>5-24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7]*[.B47]" office:value-type="currency" office:currency="GBP" office:value="0.00624" calcext:value-type="currency">
            <text:p>£0.01</text:p>
          </table:table-cell>
          <table:table-cell table:style-name="ce8" table:formula="of:=[.B47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26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3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8]*[.B48]" office:value-type="currency" office:currency="GBP" office:value="0.00624" calcext:value-type="currency">
            <text:p>£0.01</text:p>
          </table:table-cell>
          <table:table-cell table:style-name="ce8" table:formula="of:=[.B48]*[.$D$2]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9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49]*[.B49]" office:value-type="currency" office:currency="GBP" office:value="0.00624" calcext:value-type="currency">
            <text:p>£0.01</text:p>
          </table:table-cell>
          <table:table-cell table:style-name="ce8" table:formula="of:=[.B49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08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2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0]*[.B50]" office:value-type="currency" office:currency="GBP" office:value="0.00624" calcext:value-type="currency">
            <text:p>£0.01</text:p>
          </table:table-cell>
          <table:table-cell table:style-name="ce8" table:formula="of:=[.B50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402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3k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1]*[.B51]" office:value-type="currency" office:currency="GBP" office:value="0.00624" calcext:value-type="currency">
            <text:p>£0.01</text:p>
          </table:table-cell>
          <table:table-cell table:style-name="ce8" table:formula="of:=[.B51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82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82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52]*[.B52]" office:value-type="currency" office:currency="GBP" office:value="0.00624" calcext:value-type="currency">
            <text:p>£0.01</text:p>
          </table:table-cell>
          <table:table-cell table:style-name="ce8" table:formula="of:=[.B52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62-0344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H53]*[.B53]" office:value-type="currency" office:currency="GBP" office:value="0.01248" calcext:value-type="currency">
            <text:p>£0.01</text:p>
          </table:table-cell>
          <table:table-cell table:style-name="ce8" table:formula="of:=[.B53]*[.$D$2]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62-0370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624/100" office:value-type="currency" office:currency="GBP" office:value="0.00624" calcext:value-type="currency">
            <text:p>£0.006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 way header female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H54]*[.B54]" office:value-type="currency" office:currency="GBP" office:value="0.136" calcext:value-type="currency">
            <text:p>£0.14</text:p>
          </table:table-cell>
          <table:table-cell table:style-name="ce8" table:formula="of:=[.B54]*[.$D$2]" office:value-type="float" office:value="80" calcext:value-type="float">
            <text:p>80</text:p>
          </table:table-cell>
          <table:table-cell table:style-name="ce4"/>
          <table:table-cell table:style-name="ce4" office:value-type="string" calcext:value-type="string">
            <text:p>19-0081</text:p>
          </table:table-cell>
          <table:table-cell table:style-name="ce4" office:value-type="string" calcext:value-type="string">
            <text:p>rapid</text:p>
          </table:table-cell>
          <table:table-cell table:style-name="ce11" office:value-type="currency" office:currency="GBP" office:value="0.034" calcext:value-type="currency">
            <text:p>£0.034</text:p>
          </table:table-cell>
          <table:table-cell table:style-name="ce4" office:value-type="string" calcext:value-type="string">
            <text:p>50-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2 way headers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H55]*[.B55]" office:value-type="currency" office:currency="GBP" office:value="0.0812" calcext:value-type="currency">
            <text:p>£0.08</text:p>
          </table:table-cell>
          <table:table-cell table:style-name="ce8" table:formula="of:=[.B55]*[.$D$2]" office:value-type="float" office:value="80" calcext:value-type="float">
            <text:p>80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currency" office:currency="GBP" office:value="0.0203" calcext:value-type="currency">
            <text:p>£0.020</text:p>
          </table:table-cell>
          <table:table-cell table:style-name="ce4" office:value-type="string" calcext:value-type="string">
            <text:p>100-499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5v to 24v boost convert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GBP" office:value="2.2" calcext:value-type="currency">
            <text:p>£2.20</text:p>
          </table:table-cell>
          <table:table-cell table:style-name="ce8" table:formula="of:=[.B56]*[.$D$2]" office:value-type="float" office:value="20" calcext:value-type="float">
            <text:p>20</text:p>
          </table:table-cell>
          <table:table-cell table:style-name="ce4" table:number-columns-repeated="2"/>
          <table:table-cell table:style-name="ce4" office:value-type="string" calcext:value-type="string">
            <text:p>ebay/other</text:p>
          </table:table-cell>
          <table:table-cell table:style-name="ce11" office:value-type="currency" office:currency="GBP" office:value="1.99" calcext:value-type="currency">
            <text:p>£1.99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MBUS meter reader cost</text:p>
          </table:table-cell>
          <table:table-cell table:style-name="ce3"/>
          <table:table-cell table:style-name="ce6" table:formula="of:=SUM([.C45:.C56])" office:value-type="currency" office:currency="GBP" office:value="2.58742" calcext:value-type="currency">
            <text:p>£2.59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8:.C56])" office:value-type="currency" office:currency="GBP" office:value="15.38562" calcext:value-type="currency">
            <text:p>£15.39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5]" office:value-type="currency" office:currency="GBP" office:value="8.2" calcext:value-type="currency">
            <text:p>£8.20</text:p>
          </table:table-cell>
          <table:table-cell table:style-name="ce10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 table:number-rows-repeated="2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9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3"/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64]*[.H64]" office:value-type="currency" office:currency="GBP" office:value="4.27" calcext:value-type="currency">
            <text:p>£4.27</text:p>
          </table:table-cell>
          <table:table-cell table:style-name="ce8" table:formula="of:=[.B64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11" office:value-type="currency" office:currency="GBP" office:value="4.27" calcext:value-type="currency">
            <text:p>£4.270</text:p>
          </table:table-cell>
          <table:table-cell table:style-name="ce4" office:value-type="string" calcext:value-type="string">
            <text:p>10-49</text:p>
          </table:table-cell>
          <table:table-cell table:style-name="ce4"/>
          <table:table-cell table:style-name="ce13" office:value-type="string" calcext:value-type="string">
            <text:p>http://www.lincolnbinns.com/e-case-b/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H65]*[.B65]" office:value-type="currency" office:currency="GBP" office:value="2" calcext:value-type="currency">
            <text:p>£2.00</text:p>
          </table:table-cell>
          <table:table-cell table:style-name="ce8" table:formula="of:=[.B65]*[.$D$2]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11" table:formula="of:=2" office:value-type="currency" office:currency="GBP" office:value="2" calcext:value-type="currency">
            <text:p>£2.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office:value-type="string" calcext:value-type="string">
            <text:p>Custom guide price: Laser cut clear acrylic</text:p>
          </table:table-cell>
          <table:table-cell table:style-name="Default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H66]*[.B66]" office:value-type="currency" office:currency="GBP" office:value="0.0768" calcext:value-type="currency">
            <text:p>£0.08</text:p>
          </table:table-cell>
          <table:table-cell table:style-name="ce8" table:formula="of:=[.B66]*[.$D$2]" office:value-type="float" office:value="160" calcext:value-type="float">
            <text:p>160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11" table:formula="of:=0.96/100" office:value-type="currency" office:currency="GBP" office:value="0.0096" calcext:value-type="currency">
            <text:p>£0.01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13" table:number-columns-repeated="4"/>
        </table:table-row>
        <table:table-row table:style-name="ro1">
          <table:table-cell table:style-name="ce2" office:value-type="string" calcext:value-type="string">
            <text:p>Total enclosure cost</text:p>
          </table:table-cell>
          <table:table-cell table:style-name="ce4"/>
          <table:table-cell table:style-name="ce6" table:formula="of:=SUM([.C64:.C66])" office:value-type="currency" office:currency="GBP" office:value="6.3468" calcext:value-type="currency">
            <text:p>£6.35</text:p>
          </table:table-cell>
          <table:table-cell table:style-name="ce9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60]+[.C59]+[.C67])" office:value-type="currency" office:currency="GBP" office:value="29.93242" calcext:value-type="currency">
            <text:p>£29.93</text:p>
          </table:table-cell>
          <table:table-cell table:style-name="ce10"/>
          <table:table-cell table:style-name="ce4" table:number-columns-repeated="6"/>
          <table:table-cell table:style-name="ce13" table:number-columns-repeated="4"/>
        </table:table-row>
        <table:table-row table:style-name="ro1">
          <table:table-cell table:style-name="ce1" office:value-type="string" calcext:value-type="string">
            <text:p>Cost price no case</text:p>
          </table:table-cell>
          <table:table-cell table:style-name="ce4"/>
          <table:table-cell table:style-name="ce6" table:formula="of:=[.C59]+[.C60]" office:value-type="currency" office:currency="GBP" office:value="23.58562" calcext:value-type="currency">
            <text:p>£23.59</text:p>
          </table:table-cell>
          <table:table-cell table:style-name="ce8"/>
          <table:table-cell table:style-name="ce4" table:number-columns-repeated="6"/>
          <table:table-cell table:style-name="ce13" table:number-columns-repeated="4"/>
        </table:table-row>
        <table:table-row table:style-name="ro1" table:number-rows-repeated="3">
          <table:table-cell table:style-name="ce2"/>
          <table:table-cell table:style-name="ce4" table:number-columns-repeated="2"/>
          <table:table-cell table:style-name="ce8"/>
          <table:table-cell table:style-name="ce4" table:number-columns-repeated="6"/>
          <table:table-cell table:style-name="ce13" table:number-columns-repeated="4"/>
        </table:table-row>
        <table:table-row table:style-name="ro1" table:number-rows-repeated="20">
          <table:table-cell table:style-name="ce2"/>
          <table:table-cell table:style-name="ce4" table:number-columns-repeated="2"/>
          <table:table-cell table:style-name="ce8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9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8">
          <table:table-cell table:style-name="ce2"/>
          <table:table-cell table:style-name="ce4" table:number-columns-repeated="2"/>
          <table:table-cell table:style-name="ce8"/>
          <table:table-cell table:style-name="ce4" table:number-columns-repeated="7"/>
          <table:table-cell/>
          <table:table-cell table:style-name="ce4" table:number-columns-repeated="2"/>
        </table:table-row>
        <table:table-row table:style-name="ro1" table:number-rows-repeated="6">
          <table:table-cell table:style-name="ce2"/>
          <table:table-cell table:style-name="ce4" table:number-columns-repeated="10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5"/>
          <table:table-cell table:style-name="ce4"/>
          <table:table-cell table:number-columns-repeated="7"/>
        </table:table-row>
        <table:table-row table:style-name="ro1" table:number-rows-repeated="59">
          <table:table-cell table:style-name="ce2"/>
          <table:table-cell table:number-columns-repeated="13"/>
        </table:table-row>
        <table:table-row table:style-name="ro1" table:number-rows-repeated="10483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0:54:59.228239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5.1.4.2$Linux_X86_64 LibreOffice_project/10m0$Build-2</meta:generator>
    <dc:date>2017-03-02T10:58:17.438534295</dc:date>
    <meta:editing-duration>P2DT1H33M27S</meta:editing-duration>
    <meta:editing-cycles>64</meta:editing-cycles>
    <meta:document-statistic meta:table-count="1" meta:cell-count="374" meta:object-count="0"/>
  </office:meta>
</office:document-meta>
</file>